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officeooo:rsid="000eace7" officeooo:paragraph-rsid="000eace7"/>
    </style:style>
    <style:style style:name="P11" style:family="paragraph" style:parent-style-name="Standard">
      <style:text-properties officeooo:rsid="0014fe79" officeooo:paragraph-rsid="0014fe79"/>
    </style:style>
    <style:style style:name="P12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189d" officeooo:paragraph-rsid="0018189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4fe79" officeooo:paragraph-rsid="0014fe79"/>
    </style:style>
    <style:style style:name="P15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6" style:family="paragraph" style:parent-style-name="Standard">
      <style:text-properties style:text-underline-style="none" officeooo:rsid="001a0e76" officeooo:paragraph-rsid="001a0e76"/>
    </style:style>
    <style:style style:name="P17" style:family="paragraph" style:parent-style-name="Standard">
      <style:text-properties style:text-underline-style="none" officeooo:rsid="001af44c" officeooo:paragraph-rsid="001af44c"/>
    </style:style>
    <style:style style:name="P18" style:family="paragraph" style:parent-style-name="Standard">
      <style:text-properties style:text-underline-style="none" officeooo:rsid="001b9886" officeooo:paragraph-rsid="001b9886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7c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0">SI queremos volver a un estado anterior. Al principio porque la hemos liado</text:p>
      <text:p text:style-name="P10"/>
      <text:p text:style-name="P10">. git reset –hard <text:span text:style-name="T2">(código instantánea a la cual queremos regresar 7a260bd</text:span><text:span text:style-name="T3">git</text:span><text:span text:style-name="T2">)</text:span></text:p>
      <text:p text:style-name="P10"/>
      <text:p text:style-name="P10"/>
      <text:p text:style-name="P10"/>
      <text:p text:style-name="P11">2. <text:span text:style-name="T4">Cómo subir un repositorio a GitHub</text:span></text:p>
      <text:p text:style-name="P11"/>
      <text:p text:style-name="P12"><text:span text:style-name="T5">P</text:span>ara hacer un git add + git commit a la vez es</text:p>
      <text:p text:style-name="P12"/>
      <text:p text:style-name="P12">. git commit -am “lo que queramos poner”</text:p>
      <text:p text:style-name="P12"/>
      <text:p text:style-name="P12"/>
      <text:p text:style-name="P12"/>
      <text:p text:style-name="P13">Para modificar la descripción de un commit hay que utlizar el editor “vim”</text:p>
      <text:p text:style-name="P13">.git commit –amend</text:p>
      <text:p text:style-name="P13">(se abre el editor vim)</text:p>
      <text:p text:style-name="P15"/>
      <text:p text:style-name="P15"/>
      <text:p text:style-name="P15"/>
      <text:p text:style-name="P16">Empezamos a toquetear</text:p>
      <text:p text:style-name="P16"/>
      <text:p text:style-name="P16"/>
      <text:p text:style-name="P16"/>
      <text:p text:style-name="P17">HOLA A TODOS </text:p>
      <text:p text:style-name="P17"/>
      <text:p text:style-name="P17">Esto es una prueba para las ramas</text:p>
      <text:p text:style-name="P17">nbcewbclkjewbckqe c</text:p>
      <text:p text:style-name="P17"><text:s/>cw ,cw clq<text:tab/>c</text:p>
      <text:p text:style-name="P17"/>
      <text:p text:style-name="P17"/>
      <text:p text:style-name="P17">LUEGO PONDRÉ EL ARCHIVO BUENO!!!!!!</text:p>
      <text:p text:style-name="P17"/>
      <text:p text:style-name="P17"/>
      <text:p text:style-name="P17"/>
      <text:p text:style-name="P17"/>
      <text:p text:style-name="P18">VUELVO A LA RAMA TEXTOBUENO!!!!!!!!!!!!!!!!!!!!!!!!!!!!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8T11:22:54.456000000</dc:date>
    <meta:editing-duration>PT1H58M26S</meta:editing-duration>
    <meta:editing-cycles>2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8" meta:word-count="290" meta:character-count="1651" meta:non-whitespace-character-count="1380"/>
  </office:meta>
</office:document-meta>
</file>